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akar" svg:font-family="aakar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4942" officeooo:paragraph-rsid="000d4942"/>
    </style:style>
    <style:style style:name="P2" style:family="paragraph" style:parent-style-name="Standard">
      <style:text-properties officeooo:rsid="000d4942" officeooo:paragraph-rsid="000f84c3"/>
    </style:style>
    <style:style style:name="P3" style:family="paragraph" style:parent-style-name="Standard">
      <style:text-properties officeooo:rsid="000d4942" officeooo:paragraph-rsid="0018353d"/>
    </style:style>
    <style:style style:name="P4" style:family="paragraph" style:parent-style-name="Standard">
      <style:text-properties officeooo:rsid="000e478e" officeooo:paragraph-rsid="000e478e"/>
    </style:style>
    <style:style style:name="P5" style:family="paragraph" style:parent-style-name="Standard">
      <style:text-properties officeooo:rsid="0011fda8" officeooo:paragraph-rsid="0011fda8"/>
    </style:style>
    <style:style style:name="P6" style:family="paragraph" style:parent-style-name="Standard">
      <style:text-properties officeooo:rsid="0011fda8" officeooo:paragraph-rsid="0018353d"/>
    </style:style>
    <style:style style:name="P7" style:family="paragraph" style:parent-style-name="Standard">
      <style:text-properties officeooo:rsid="0011fda8" officeooo:paragraph-rsid="00192238"/>
    </style:style>
    <style:style style:name="P8" style:family="paragraph" style:parent-style-name="Standard">
      <style:text-properties officeooo:rsid="00127eb3" officeooo:paragraph-rsid="00127eb3"/>
    </style:style>
    <style:style style:name="P9" style:family="paragraph" style:parent-style-name="Standard">
      <style:text-properties officeooo:rsid="00127eb3" officeooo:paragraph-rsid="0018353d"/>
    </style:style>
    <style:style style:name="P10" style:family="paragraph" style:parent-style-name="Standard">
      <style:text-properties officeooo:rsid="000d4942" officeooo:paragraph-rsid="000d4942" fo:background-color="#fff200"/>
    </style:style>
    <style:style style:name="P11" style:family="paragraph" style:parent-style-name="Standard">
      <style:text-properties officeooo:rsid="000d4942" officeooo:paragraph-rsid="0018353d" fo:background-color="#fff200"/>
    </style:style>
    <style:style style:name="P12" style:family="paragraph" style:parent-style-name="Standard">
      <style:text-properties officeooo:rsid="000e478e" officeooo:paragraph-rsid="000e478e" fo:background-color="#fff200"/>
    </style:style>
    <style:style style:name="P13" style:family="paragraph" style:parent-style-name="Standard">
      <style:text-properties officeooo:rsid="0018353d" officeooo:paragraph-rsid="0018353d" fo:background-color="#fff200"/>
    </style:style>
    <style:style style:name="P14" style:family="paragraph" style:parent-style-name="Standard">
      <style:text-properties officeooo:rsid="000f26c5" officeooo:paragraph-rsid="0018353d"/>
    </style:style>
    <style:style style:name="P15" style:family="paragraph" style:parent-style-name="Standard">
      <style:text-properties officeooo:rsid="000f84c3" officeooo:paragraph-rsid="0018353d" fo:background-color="transparent"/>
    </style:style>
    <style:style style:name="P16" style:family="paragraph" style:parent-style-name="Standard" style:list-style-name="L1">
      <style:text-properties officeooo:rsid="000d4942" officeooo:paragraph-rsid="000d4942" fo:background-color="#fff200"/>
    </style:style>
    <style:style style:name="P17" style:family="paragraph" style:parent-style-name="Standard">
      <style:text-properties officeooo:rsid="000d4942" officeooo:paragraph-rsid="0018353d" fo:background-color="#fff200"/>
    </style:style>
    <style:style style:name="P18" style:family="paragraph" style:parent-style-name="Standard" style:list-style-name="L7">
      <style:text-properties officeooo:rsid="001c5a69" officeooo:paragraph-rsid="001c5a69" fo:background-color="#fff200"/>
    </style:style>
    <style:style style:name="P19" style:family="paragraph" style:parent-style-name="Standard" style:list-style-name="L8">
      <style:text-properties officeooo:rsid="001c5a69" officeooo:paragraph-rsid="001c5a69" fo:background-color="#fff200"/>
    </style:style>
    <style:style style:name="P20" style:family="paragraph" style:parent-style-name="Standard">
      <style:text-properties officeooo:rsid="001c5a69" officeooo:paragraph-rsid="001c5a69" fo:background-color="#fff200"/>
    </style:style>
    <style:style style:name="P21" style:family="paragraph" style:parent-style-name="Standard" style:list-style-name="L9">
      <style:text-properties officeooo:rsid="001c5a69" officeooo:paragraph-rsid="001c5a69" fo:background-color="#fff200"/>
    </style:style>
    <style:style style:name="P22" style:family="paragraph" style:parent-style-name="Standard" style:list-style-name="L10">
      <style:text-properties officeooo:rsid="001d35f2" officeooo:paragraph-rsid="001d35f2" fo:background-color="#fff200"/>
    </style:style>
    <style:style style:name="P23" style:family="paragraph" style:parent-style-name="Standard" style:list-style-name="L11">
      <style:text-properties officeooo:rsid="001d35f2" officeooo:paragraph-rsid="001d35f2" fo:background-color="#fff200"/>
    </style:style>
    <style:style style:name="P24" style:family="paragraph" style:parent-style-name="Standard">
      <style:text-properties officeooo:rsid="000e478e" officeooo:paragraph-rsid="000e478e"/>
    </style:style>
    <style:style style:name="P25" style:family="paragraph" style:parent-style-name="Standard">
      <style:text-properties officeooo:rsid="000e478e" officeooo:paragraph-rsid="001a3a10"/>
    </style:style>
    <style:style style:name="P26" style:family="paragraph" style:parent-style-name="Standard">
      <style:text-properties officeooo:rsid="001a3a10" officeooo:paragraph-rsid="001a3a10"/>
    </style:style>
    <style:style style:name="P27" style:family="paragraph" style:parent-style-name="Standard">
      <style:text-properties officeooo:rsid="000d4942" officeooo:paragraph-rsid="001a3a10" fo:background-color="transparent"/>
    </style:style>
    <style:style style:name="P28" style:family="paragraph" style:parent-style-name="Standard">
      <style:text-properties officeooo:rsid="001bed8d" officeooo:paragraph-rsid="001bed8d" fo:background-color="transparent"/>
    </style:style>
    <style:style style:name="P29" style:family="paragraph" style:parent-style-name="Standard">
      <style:text-properties officeooo:rsid="000d4942" officeooo:paragraph-rsid="000d4942"/>
    </style:style>
    <style:style style:name="P30" style:family="paragraph" style:parent-style-name="Standard">
      <style:text-properties officeooo:rsid="00127eb3" officeooo:paragraph-rsid="0018353d"/>
    </style:style>
    <style:style style:name="P31" style:family="paragraph" style:parent-style-name="Standard" style:list-style-name="L2">
      <style:text-properties officeooo:paragraph-rsid="000e478e"/>
    </style:style>
    <style:style style:name="P32" style:family="paragraph" style:parent-style-name="Standard" style:list-style-name="L3">
      <style:text-properties officeooo:paragraph-rsid="000e478e"/>
    </style:style>
    <style:style style:name="P33" style:family="paragraph" style:parent-style-name="Standard" style:list-style-name="L4">
      <style:text-properties officeooo:paragraph-rsid="001a3a10"/>
    </style:style>
    <style:style style:name="P34" style:family="paragraph" style:parent-style-name="Standard" style:list-style-name="L5">
      <style:text-properties officeooo:paragraph-rsid="001a3a10"/>
    </style:style>
    <style:style style:name="P35" style:family="paragraph" style:parent-style-name="Standard" style:list-style-name="L6">
      <style:text-properties officeooo:paragraph-rsid="001a3a10"/>
    </style:style>
    <style:style style:name="P36" style:family="paragraph" style:parent-style-name="Standard">
      <style:text-properties officeooo:rsid="0011fda8" officeooo:paragraph-rsid="0018353d"/>
    </style:style>
    <style:style style:name="P37" style:family="paragraph">
      <loext:graphic-properties draw:fill="none" draw:fill-color="#ffffff"/>
      <style:text-properties style:font-name="aakar" fo:font-size="12pt" style:font-size-asian="12pt" style:font-size-complex="12pt"/>
    </style:style>
    <style:style style:name="P38" style:family="paragraph">
      <loext:graphic-properties draw:fill="none" draw:fill-color="#ffffff"/>
    </style:style>
    <style:style style:name="P39" style:family="paragraph">
      <loext:graphic-properties draw:fill="none" draw:fill-color="#ffffff"/>
      <style:text-properties style:font-name="Liberation Serif" fo:font-size="12pt"/>
    </style:style>
    <style:style style:name="P40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1" style:family="paragraph">
      <loext:graphic-properties draw:fill="solid" draw:fill-color="#d0d0d0"/>
    </style:style>
    <style:style style:name="P42" style:family="paragraph">
      <loext:graphic-properties draw:fill="solid" draw:fill-color="#d0d0d0"/>
      <style:text-properties fo:font-size="12pt"/>
    </style:style>
    <style:style style:name="P43" style:family="paragraph">
      <style:paragraph-properties fo:text-align="center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1a3a10"/>
    </style:style>
    <style:style style:name="T3" style:family="text">
      <style:text-properties officeooo:rsid="000e478e"/>
    </style:style>
    <style:style style:name="T4" style:family="text">
      <style:text-properties style:font-name="DejaVu Serif" fo:font-size="10pt" style:font-size-asian="10pt" style:font-size-complex="10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officeooo:rsid="00127eb3"/>
    </style:style>
    <style:style style:name="T7" style:family="text">
      <style:text-properties officeooo:rsid="0018353d"/>
    </style:style>
    <style:style style:name="T8" style:family="text">
      <style:text-properties officeooo:rsid="00192238"/>
    </style:style>
    <style:style style:name="T9" style:family="text">
      <style:text-properties officeooo:rsid="001a3a10"/>
    </style:style>
    <style:style style:name="T10" style:family="text">
      <style:text-properties officeooo:rsid="001a3a10" fo:background-color="#fff200" loext:char-shading-value="0"/>
    </style:style>
    <style:style style:name="T11" style:family="text">
      <style:text-properties fo:background-color="#fff200" loext:char-shading-value="0"/>
    </style:style>
    <style:style style:name="T12" style:family="text">
      <style:text-properties officeooo:rsid="001bed8d" fo:background-color="#fff200" loext:char-shading-value="0"/>
    </style:style>
    <style:style style:name="T13" style:family="text">
      <style:text-properties officeooo:rsid="001c5a69" fo:background-color="#fff200" loext:char-shading-value="0"/>
    </style:style>
    <style:style style:name="T14" style:family="text">
      <style:text-properties officeooo:rsid="001bed8d"/>
    </style:style>
    <style:style style:name="T15" style:family="text">
      <style:text-properties officeooo:rsid="001c5a69"/>
    </style:style>
    <style:style style:name="T16" style:family="text">
      <style:text-properties officeooo:rsid="001d35f2"/>
    </style:style>
    <style:style style:name="T17" style:family="text">
      <style:text-properties style:font-name="Liberation Serif" fo:font-size="12pt" style:font-size-asian="12pt" style:font-size-complex="12pt"/>
    </style:style>
    <style:style style:name="T18" style:family="text">
      <style:text-properties style:font-name="Liberation Serif" fo:font-size="12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0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Ultrafine_20_Dashed" svg:stroke-color="#000000" draw:fill="solid" draw:fill-color="#d0d0d0" draw:textarea-vertical-align="middle" fo:min-height="0.839in" style:protect="size" style:run-through="foreground" style:vertical-pos="from-top" style:vertical-rel="paragraph" style:horizontal-pos="from-left" style:horizontal-rel="paragraph"/>
    </style:style>
    <style:style style:name="gr5" style:family="graphic">
      <style:graphic-properties draw:stroke="solid" svg:stroke-color="#000000" draw:fill="solid" draw:fill-color="#d0d0d0" fo:min-height="0.7673in" style:run-through="foreground" style:vertical-pos="from-top" style:vertical-rel="paragraph" style:horizontal-pos="from-left" style:horizontal-rel="paragraph"/>
    </style:style>
    <style:style style:name="gr6" style:family="graphic">
      <style:graphic-properties draw:stroke="solid" svg:stroke-color="#000000" draw:fill="solid" draw:fill-color="#d0d0d0" fo:min-height="0.5791in" style:run-through="foreground" style:vertical-pos="from-top" style:vertical-rel="paragraph" style:horizontal-pos="from-left" style:horizontal-rel="paragraph"/>
    </style:style>
    <style:style style:name="gr7" style:family="graphic">
      <style:graphic-properties draw:stroke="solid" svg:stroke-color="#000000" draw:fill="solid" draw:fill-color="#d0d0d0" fo:min-height="0.4898in" style:run-through="foreground" style:vertical-pos="from-top" style:vertical-rel="paragraph" style:horizontal-pos="from-left" style:horizontal-rel="paragraph"/>
    </style:style>
    <style:style style:name="gr8" style:family="graphic">
      <style:graphic-properties draw:stroke="solid" svg:stroke-color="#000000" draw:fill="solid" draw:fill-color="#d0d0d0" fo:min-height="0.5146in" style:run-through="foreground" style:vertical-pos="from-top" style:vertical-rel="paragraph" style:horizontal-pos="from-left" style:horizontal-rel="paragraph"/>
    </style:style>
    <style:style style:name="gr9" style:family="graphic">
      <style:graphic-properties draw:stroke="solid" draw:stroke-dash="Ultrafine_20_Dashed" svg:stroke-color="#000000" draw:fill="solid" draw:fill-color="#d0d0d0" draw:textarea-vertical-align="middle" fo:min-height="0.8382in" style:protect="size" style:run-through="foreground" style:vertical-pos="from-top" style:vertical-rel="paragraph" style:horizontal-pos="from-left" style:horizontal-rel="paragraph"/>
    </style:style>
    <style:style style:name="gr10" style:family="graphic">
      <style:graphic-properties draw:stroke="solid" draw:stroke-dash="Ultrafine_20_Dashed" svg:stroke-color="#000000" draw:fill="solid" draw:fill-color="#d0d0d0" draw:textarea-vertical-align="middle" fo:min-height="0.839in" style:run-through="foreground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3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solid" draw:stroke-dash="Ultrafine_20_Dashed" svg:stroke-color="#000000" draw:fill="solid" draw:fill-color="#d0d0d0" draw:textarea-vertical-align="middle" fo:min-height="0.839in" style:run-through="foreground" style:vertical-pos="from-top" style:vertical-rel="paragraph" style:horizontal-pos="from-left" style:horizontal-rel="paragraph"/>
    </style:style>
    <style:style style:name="gr13" style:family="graphic">
      <style:graphic-properties draw:stroke="dash" draw:stroke-dash="Ultrafine_20_2_20_Dots_20_3_20_Dashes" svg:stroke-color="#3465a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solid" svg:stroke-color="#000000" draw:fill="solid" draw:fill-color="#d0d0d0" fo:min-height="0.5756in"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<text:span text:style-name="T5">Zeitplan Bachelorarbeit</text:span> <text:tab/><text:span text:style-name="T4">https://gitlab.tubit.tu-berlin.de/haengendeuhrzeiger/ROM_using_Autoencoders.git</text:span></text:p>
      <text:p text:style-name="P1"/>
      <text:list xml:id="list2679474496" text:style-name="L1">
        <text:list-item>
          <text:p text:style-name="P16"><draw:frame text:anchor-type="char" draw:z-index="4" draw:name="Shape1" draw:style-name="gr4" draw:text-style-name="P41" svg:width="0.6398in" svg:height="0.8394in" svg:x="6.5126in" svg:y="0.1598in"><draw:text-box><text:p>1</text:p><text:p text:style-name="P40"><text:span text:style-name="T19">Woche</text:span></text:p></draw:text-box></draw:frame><text:span text:style-name="T7">20</text:span>.<text:span text:style-name="T7">10</text:span>.2020</text:p>
        </text:list-item>
      </text:list>
      <text:p text:style-name="P2"><text:s text:c="4"/><text:tab/><text:tab/><text:tab/></text:p>
      <text:p text:style-name="P1">Teil 1.<text:span text:style-name="T7">0</text:span> Schreiben State of the Art</text:p>
      <text:p text:style-name="P1"/>
      <text:p text:style-name="P4">Teil 1.<text:span text:style-name="T7">1</text:span> Schreiben Introduction : (wieso? was soll das bringen?)</text:p>
      <text:p text:style-name="P4"/>
      <text:list xml:id="list2429720418" text:style-name="L2">
        <text:list-item>
          <text:p text:style-name="P31"><text:span text:style-name="T10">27.10.20</text:span></text:p>
        </text:list-item>
      </text:list>
      <text:p text:style-name="P4"/>
      <text:p text:style-name="P4"><draw:frame text:anchor-type="char" draw:z-index="9" draw:name="Shape1" draw:style-name="gr9" draw:text-style-name="P41" svg:width="0.687in" svg:height="0.8386in" svg:x="6.5126in" svg:y="0.0154in"><draw:text-box><text:p>2</text:p><text:p text:style-name="P40"><text:span text:style-name="T19">Wochen</text:span></text:p></draw:text-box></draw:frame>Teil 1.<text:span text:style-name="T7">2</text:span> Schreiben Theorie: BGK Gleichung</text:p>
      <text:p text:style-name="P4"/>
      <text:list xml:id="list2286355287" text:style-name="L3">
        <text:list-item>
          <text:p text:style-name="P32"><text:span text:style-name="T13">10</text:span><text:span text:style-name="T10">.11.20</text:span></text:p>
        </text:list-item>
      </text:list>
      <text:p text:style-name="P4"><text:span text:style-name="T10"/></text:p>
      <text:p text:style-name="P28"><draw:frame text:anchor-type="paragraph" draw:z-index="11" draw:name="Shape8" draw:style-name="gr11" draw:text-style-name="P38" svg:width="2.5004in" svg:height="0.3843in" svg:x="3.4717in" svg:y="0.0874in"><draw:text-box><text:p>- POD</text:p><text:p>- was gibt es sonst noch so?</text:p></draw:text-box></draw:frame><draw:frame text:anchor-type="char" draw:z-index="10" draw:name="Shape1" draw:style-name="gr10" draw:text-style-name="P41" svg:width="0.7122in" svg:height="0.8394in" svg:x="6.5098in" svg:y="0.1598in"><draw:text-box><text:p>2</text:p><text:p text:style-name="P40"><text:span text:style-name="T19">Wochen</text:span></text:p></draw:text-box></draw:frame><text:span text:style-name="T9">T</text:span>eil 1.3 Schreiben Theorie: Modellreduzierung </text:p>
      <text:p text:style-name="P4"/>
      <text:p text:style-name="P26"/>
      <text:list xml:id="list3366131039" text:style-name="L4">
        <text:list-item>
          <text:p text:style-name="P33"><text:span text:style-name="T12">2</text:span><text:span text:style-name="T13">4</text:span><text:span text:style-name="T12">.11.20</text:span></text:p>
        </text:list-item>
      </text:list>
      <text:p text:style-name="P26"/>
      <text:p text:style-name="P26"/>
      <text:p text:style-name="P26"><draw:frame text:anchor-type="paragraph" draw:z-index="12" draw:name="Shape1" draw:style-name="gr12" draw:text-style-name="P41" svg:width="0.7512in" svg:height="0.8394in" svg:x="6.5126in" svg:y="0.0201in"><draw:text-box><text:p>2</text:p><text:p text:style-name="P40"><text:span text:style-name="T19">Wochen</text:span></text:p></draw:text-box></draw:frame>Teil 1.<text:span text:style-name="T14">4</text:span> Schreiben Theorie: Neuronale Netzte </text:p>
      <text:p text:style-name="P26"><text:tab/><text:tab/><text:tab/><text:tab/><text:tab/> <text:s text:c="4"/>&amp; Beschreibung Architektur</text:p>
      <text:p text:style-name="P26"/>
      <text:list xml:id="list2548099273" text:style-name="L5">
        <text:list-item>
          <text:p text:style-name="P34"><text:span text:style-name="T12">0</text:span><text:span text:style-name="T13">8</text:span><text:span text:style-name="T10">.1</text:span><text:span text:style-name="T12">2</text:span><text:span text:style-name="T10">.20</text:span></text:p>
        </text:list-item>
      </text:list>
      <text:p text:style-name="P26"><text:span text:style-name="T11"/></text:p>
      <text:p text:style-name="P25"/>
      <text:p text:style-name="P25"/>
      <text:p text:style-name="P12"><draw:frame text:anchor-type="paragraph" draw:z-index="5" draw:name="Shape2" draw:style-name="gr5" draw:text-style-name="P42" svg:width="0.7197in" svg:height="0.7677in" svg:x="6.5126in" svg:y="0.0098in"><draw:text-box><text:p><text:span text:style-name="T20">1</text:span></text:p><text:p><text:span text:style-name="T20">Woche </text:span></text:p><text:p><text:span text:style-name="T20">Puffer</text:span></text:p><text:p><text:span text:style-name="T20"/></text:p></draw:text-box></draw:frame><text:span text:style-name="T14">08.12</text:span>.20 Puffer bis <text:span text:style-name="T14">15</text:span>.<text:span text:style-name="T7">12</text:span>.20</text:p>
      <text:p text:style-name="P1"/>
      <text:p text:style-name="P1"/>
      <text:p text:style-name="P1"/>
      <text:p text:style-name="P1"/>
      <text:p text:style-name="P1"><draw:line text:anchor-type="paragraph" draw:z-index="13" draw:name="Shape10" draw:style-name="gr13" draw:text-style-name="P43" svg:x1="1.9953in" svg:y1="0.0854in" svg:x2="10.2634in" svg:y2="0.0854in"><text:p/></draw:line></text:p>
      <text:p text:style-name="P1"/>
      <text:list xml:id="list181647728044600" text:continue-list="list2679474496" text:style-name="L1">
        <text:list-item>
          <text:p text:style-name="P16"><text:span text:style-name="T14">15</text:span>.<text:span text:style-name="T7">12</text:span>.20</text:p>
          <text:p text:style-name="P16"><draw:frame text:anchor-type="paragraph" draw:z-index="0" draw:name="Shape3" draw:style-name="gr1" draw:text-style-name="P37" svg:width="2.8177in" svg:height="0.6031in" svg:x="3.4299in" svg:y="0.189in"><draw:text-box><text:p><text:span text:style-name="T17">- </text:span><text:span text:style-name="T17">Auswert</text:span><text:span text:style-name="T17">ung des </text:span><text:span text:style-name="T17">latenten </text:span><text:span text:style-name="T17">code</text:span></text:p><text:p><text:span text:style-name="T17">- </text:span><text:span text:style-name="T17">Auswert</text:span><text:span text:style-name="T17">ung der </text:span><text:span text:style-name="T17">POD </text:span><text:span text:style-name="T17">Moden</text:span></text:p><text:p><text:span text:style-name="T17">- </text:span><text:span text:style-name="T17">Erstellun</text:span><text:span text:style-name="T17">g aller </text:span><text:span text:style-name="T17">relevante</text:span><text:span text:style-name="T17">n Plots</text:span></text:p></draw:text-box></draw:frame></text:p>
        </text:list-item>
      </text:list>
      <text:p text:style-name="P27"><draw:frame text:anchor-type="paragraph" draw:z-index="6" draw:name="Shape11" draw:style-name="gr6" draw:text-style-name="P42" svg:width="0.6051in" svg:height="0.5795in" svg:x="6.5126in" svg:y="0.0272in"><draw:text-box><text:p><text:span text:style-name="T20">2 </text:span><text:span text:style-name="T20">Wochen</text:span></text:p></draw:text-box></draw:frame><text:span text:style-name="T1">Teil </text:span><text:span text:style-name="T2">2.0</text:span><text:span text:style-name="T1"> </text:span>Autoencoder für <text:span text:style-name="T3">die BGK Gleichung</text:span></text:p>
      <text:p text:style-name="P27"><text:tab/><text:tab/><text:span text:style-name="T14">&amp; POD für die BGK Gleichung</text:span></text:p>
      <text:p text:style-name="P27"/>
      <text:p text:style-name="P27"/>
      <text:list xml:id="list4167330281" text:style-name="L6">
        <text:list-item>
          <text:p text:style-name="P35"><text:span text:style-name="T12">2</text:span><text:span text:style-name="T13">9</text:span><text:span text:style-name="T10">.12.20</text:span></text:p>
        </text:list-item>
      </text:list>
      <text:p text:style-name="P27"><text:tab/></text:p>
      <text:p text:style-name="P10"/>
      <text:p text:style-name="P9"><draw:frame text:anchor-type="paragraph" draw:z-index="7" draw:name="Shape4" draw:style-name="gr7" draw:text-style-name="P41" svg:width="0.6358in" svg:height="0.4898in" svg:x="6.5126in" svg:y="0.048in"><draw:text-box><text:p>2 Wochen</text:p></draw:text-box></draw:frame>Teil <text:span text:style-name="T7">2</text:span>.<text:span text:style-name="T9">1</text:span> Ergebnisse und Auswertung</text:p>
      <text:p text:style-name="P9"/>
      <text:list xml:id="list2011751450" text:style-name="L7">
        <text:list-item>
          <text:p text:style-name="P18">12.01.20</text:p>
        </text:list-item>
      </text:list>
      <text:p text:style-name="P9"/>
      <text:p text:style-name="P9"><draw:frame text:anchor-type="paragraph" draw:z-index="8" draw:name="Shape7" draw:style-name="gr8" draw:text-style-name="P41" svg:width="0.6594in" svg:height="0.515in" svg:x="6.5126in" svg:y="0.0457in"><draw:text-box><text:p>1 </text:p><text:p>Woche</text:p></draw:text-box></draw:frame>Teil <text:span text:style-name="T7">2</text:span>.<text:span text:style-name="T9">2</text:span> Conclusion und Outlook schreiben</text:p>
      <text:p text:style-name="P11"/>
      <text:list xml:id="list170477113" text:style-name="L8">
        <text:list-item>
          <text:p text:style-name="P19">19.01.20</text:p>
        </text:list-item>
      </text:list>
      <text:p text:style-name="P20"/>
      <text:p text:style-name="P20"><text:soft-page-break/></text:p>
      <text:p text:style-name="P13"><draw:frame text:anchor-type="paragraph" draw:z-index="14" draw:name="Shape7" draw:style-name="gr14" draw:text-style-name="P41" svg:width="0.6594in" svg:height="0.576in" svg:x="6.4917in" svg:y="0.0063in"><draw:text-box><text:p>1 </text:p><text:p>Woche</text:p><text:p>Puffer</text:p></draw:text-box></draw:frame><text:span text:style-name="T15">19.01</text:span>.2<text:span text:style-name="T15">1</text:span> Puffer bis <text:span text:style-name="T15">26</text:span>.<text:span text:style-name="T15">01</text:span>.2<text:span text:style-name="T15">1</text:span></text:p>
      <text:p text:style-name="P5"/>
      <text:p text:style-name="P5"/>
      <text:p text:style-name="P8"><draw:line text:anchor-type="paragraph" draw:z-index="15" draw:name="Shape9" draw:style-name="gr13" draw:text-style-name="P43" svg:x1="-0.7575in" svg:y1="0.1291in" svg:x2="7.4406in" svg:y2="0.1291in"><text:p/></draw:line></text:p>
      <text:p text:style-name="P1"/>
      <text:list xml:id="list181647964684048" text:continue-list="list181647728044600" text:style-name="L1">
        <text:list-item>
          <text:p text:style-name="P16"><text:span text:style-name="T15">16</text:span>.<text:span text:style-name="T15">01</text:span>.2<text:span text:style-name="T15">1</text:span></text:p>
        </text:list-item>
      </text:list>
      <text:p text:style-name="P1"/>
      <text:p text:style-name="P15"><draw:frame text:anchor-type="paragraph" draw:z-index="16" draw:name="Shape4" draw:style-name="gr7" draw:text-style-name="P41" svg:width="0.6358in" svg:height="0.4898in" svg:x="6.4917in" svg:y="0.0917in"><draw:text-box><text:p>2 Wochen</text:p></draw:text-box></draw:frame><draw:frame text:anchor-type="paragraph" draw:z-index="3" draw:name="Shape6" draw:style-name="gr2" draw:text-style-name="P38" svg:width="2.4795in" svg:height="0.5835in" svg:x="4.1846in" svg:y="0.0917in"><draw:text-box><text:p><text:span text:style-name="T18">- </text:span><text:span text:style-name="T18">Disentan</text:span><text:span text:style-name="T18">gled AE </text:span><text:span text:style-name="T18">Methode</text:span><text:span text:style-name="T18">n</text:span></text:p><text:p><text:span text:style-name="T18">- </text:span><text:span text:style-name="T18">Disentan</text:span><text:span text:style-name="T18">gled </text:span><text:span text:style-name="T18">Architekt</text:span><text:span text:style-name="T18">uren</text:span></text:p></draw:text-box></draw:frame>Teil 2.0 Research <text:tab/><text:tab/><text:tab/><text:tab/><text:tab/><text:tab/><text:tab/><text:tab/><text:tab/><text:tab/><text:tab/></text:p>
      <text:p text:style-name="P15"><text:tab/><text:tab/><text:tab/><text:tab/><text:tab/><text:tab/><text:tab/><text:tab/><text:tab/><text:tab/><text:tab/><text:tab/><text:tab/><text:tab/><text:tab/></text:p>
      <text:list xml:id="list275477473" text:style-name="L9">
        <text:list-item>
          <text:p text:style-name="P21">02.02.21</text:p>
        </text:list-item>
      </text:list>
      <text:p text:style-name="P11"/>
      <text:p text:style-name="P14"><draw:frame text:anchor-type="paragraph" draw:z-index="17" draw:name="Shape4" draw:style-name="gr7" draw:text-style-name="P41" svg:width="0.6358in" svg:height="0.4898in" svg:x="6.4917in" svg:y="0.148in"><draw:text-box><text:p>2 Wochen</text:p></draw:text-box></draw:frame><draw:frame text:anchor-type="paragraph" draw:z-index="2" draw:name="Shape5" draw:style-name="gr3" draw:text-style-name="P39" svg:width="2.6776in" svg:height="1.0835in" svg:x="4.1846in" svg:y="0.0854in"><draw:text-box><text:p><text:span text:style-name="T18"><text:s/></text:span><text:span text:style-name="T18">-</text:span><text:span text:style-name="T18">Numerisc</text:span><text:span text:style-name="T18">he </text:span><text:span text:style-name="T18">Experime</text:span><text:span text:style-name="T18">nte</text:span></text:p><text:p><text:span text:style-name="T18">- finden </text:span><text:span text:style-name="T18">einer </text:span><text:span text:style-name="T18">Architekt</text:span><text:span text:style-name="T18">ur</text:span></text:p><text:p><text:span text:style-name="T18">- </text:span><text:span text:style-name="T18">Erstellun</text:span><text:span text:style-name="T18">g aller </text:span><text:span text:style-name="T18">relevante</text:span><text:span text:style-name="T18">n Plots</text:span></text:p><text:p><text:span text:style-name="T18">- </text:span><text:span text:style-name="T18">Interpolat</text:span><text:span text:style-name="T18">ion: Ist es </text:span><text:span text:style-name="T18">möglich?</text:span></text:p><text:p><text:span text:style-name="T18">- Wieso </text:span><text:span text:style-name="T18">nicht?</text:span></text:p></draw:text-box></draw:frame>Teil 2.1 Variational Autoencoder für die BGK Gleichung <text:s/><text:tab/><text:tab/></text:p>
      <text:p text:style-name="P3"/>
      <text:p text:style-name="P3"/>
      <text:p text:style-name="P3"/>
      <text:p text:style-name="P3"/>
      <text:p text:style-name="P6"/>
      <text:list xml:id="list3934612195" text:style-name="L10">
        <text:list-item>
          <text:p text:style-name="P22">16.02.21</text:p>
        </text:list-item>
      </text:list>
      <text:p text:style-name="P6"/>
      <text:p text:style-name="P7"><draw:frame text:anchor-type="paragraph" draw:z-index="18" draw:name="Shape4" draw:style-name="gr7" draw:text-style-name="P41" svg:width="0.6358in" svg:height="0.4898in" svg:x="6.4917in" svg:y="0.1146in"><draw:text-box><text:p>2 Wochen</text:p></draw:text-box></draw:frame><draw:frame text:anchor-type="paragraph" draw:z-index="1" draw:name="Shape6" draw:style-name="gr2" draw:text-style-name="P38" svg:width="2.0161in" svg:height="0.5835in" svg:x="4.1638in" svg:y="0.1209in"><draw:text-box><text:p><text:span text:style-name="T18">- </text:span><text:span text:style-name="T18">Disentan</text:span><text:span text:style-name="T18">gled AE </text:span><text:span text:style-name="T18">Methode</text:span><text:span text:style-name="T18">n</text:span></text:p><text:p><text:span text:style-name="T18">- </text:span><text:span text:style-name="T18">Disentan</text:span><text:span text:style-name="T18">gled </text:span><text:span text:style-name="T18">Architekt</text:span><text:span text:style-name="T18">uren</text:span></text:p></draw:text-box></draw:frame>Teil 2.<text:span text:style-name="T6">3</text:span> Auswertung des Versuchs eines VAE </text:p>
      <text:p text:style-name="P7"><text:tab/><text:tab/>für die BGK Gleichung</text:p>
      <text:p text:style-name="P6"/>
      <text:p text:style-name="P6"/>
      <text:list xml:id="list3427772973" text:style-name="L11">
        <text:list-item>
          <text:p text:style-name="P23">02.03.21</text:p>
        </text:list-item>
      </text:list>
      <text:p text:style-name="P1"/>
      <text:list xml:id="list181648680433760" text:continue-list="list181647964684048" text:style-name="L1">
        <text:list-item>
          <text:p text:style-name="P16"><text:span text:style-name="T16">02</text:span>.<text:span text:style-name="T8">03</text:span>.202<text:span text:style-name="T15">1</text:span> Abgab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akar" svg:font-family="aakar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Ultrafine_20_2_20_Dots_20_3_20_Dashes" draw:display-name="Ultrafine 2 Dots 3 Dashes" draw:style="rect" draw:dots1="2" draw:dots1-length="0.0201in" draw:dots2="3" draw:dots2-length="0.1in" draw:distance="0.05in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8T08:57:09.092313205</meta:creation-date>
    <dc:date>2020-10-20T18:06:54.042610259</dc:date>
    <meta:editing-duration>PT19M5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124" meta:character-count="895" meta:non-whitespace-character-count="752"/>
  </office:meta>
</office:document-meta>
</file>